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mpresasenvios">
        <table:table-row>
          <table:table-cell office:value-type="string">
            <text:p>123DHL123</text:p>
          </table:table-cell>
          <table:table-cell office:value-type="string">
            <text:p>DHL</text:p>
          </table:table-cell>
        </table:table-row>
        <table:table-row>
          <table:table-cell office:value-type="string">
            <text:p>456FEDEX456</text:p>
          </table:table-cell>
          <table:table-cell office:value-type="string">
            <text:p>FEDEX</text:p>
          </table:table-cell>
        </table:table-row>
        <table:table-row>
          <table:table-cell office:value-type="string">
            <text:p>789EnviosRolon789</text:p>
          </table:table-cell>
          <table:table-cell office:value-type="string">
            <text:p>EnviosRolon</text:p>
          </table:table-cell>
        </table:table-row>
      </table:table>
      <table:table table:name="facturas">
        <table:table-row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9-03-29T20:23:07" table:style-name="DateTimeCell">
            <text:p>2019-03-29 20:23:07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9-03-29T20:27:52" table:style-name="DateTimeCell">
            <text:p>2019-03-29 20:27:52</text:p>
          </table:table-cell>
          <table:table-cell office:value-type="float" office:value="15">
            <text:p>1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9-03-29T20:59:12" table:style-name="DateTimeCell">
            <text:p>2019-03-29 20:59:12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date" office:date-value="2019-03-29T21:00:04" table:style-name="DateTimeCell">
            <text:p>2019-03-29 21:00:04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9-03-29T21:22:15" table:style-name="DateTimeCell">
            <text:p>2019-03-29 21:22:15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9-03-29T21:52:23" table:style-name="DateTimeCell">
            <text:p>2019-03-29 21:52:23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date" office:date-value="2019-03-30T22:59:56" table:style-name="DateTimeCell">
            <text:p>2019-03-30 22:59:56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9-03-30T23:00:21" table:style-name="DateTimeCell">
            <text:p>2019-03-30 23:00:21</text:p>
          </table:table-cell>
          <table:table-cell office:value-type="float" office:value="7">
            <text:p>7</text:p>
          </table:table-cell>
        </table:table-row>
      </table:table>
      <table:table table:name="producto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Choco KitKat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kitkat2.png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Obleas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string">
            <text:p>oblea3.jpg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Helado Cremosito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helado2.jpg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an dulcesito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pan1.jpg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Helado Chocosabroso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string">
            <text:p>helaado1.jpg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hocoLoco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string">
            <text:p>chocolate1.jpg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ombones Valentin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bombones1.jpg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ombones Convencionales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  <table:table-cell office:value-type="string">
            <text:p>bombones2.jpg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Oblea de cajeta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oblea2.jpg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Galletas Finas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galletas3.jpg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Cacahuates Chinos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string">
            <text:p>cacahuate3.jpg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Cacahuates Naturales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string">
            <text:p>cacahuate2.jpg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Galletas Navide&amp;ntilde;as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galletas1.jpg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Bombones Naturales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remedio-con-bombones-para-dolor-de-garganta.jpg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ChocoGalletas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string">
            <text:p>galletas2.png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bleas de colores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string">
            <text:p>Mexican-Candy-Obleas-Medianas__43488.1467651587.1280.1280.jpg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Helados Malvavisco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HeladosMalvavisco.jpeg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Pizza Dulce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string">
            <text:p>PizzaDulce.jpg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Ositos de goma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string">
            <text:p>OsitosGoma.jpg</text:p>
          </table:table-cell>
        </table:table-row>
      </table:table>
      <table:table table:name="proveedores">
        <table:table-row>
          <table:table-cell office:value-type="float" office:value="1">
            <text:p>1</text:p>
          </table:table-cell>
          <table:table-cell office:value-type="string">
            <text:p>LaNayanci</text:p>
          </table:table-cell>
          <table:table-cell office:value-type="string">
            <text:p>789EnviosRolon789</text:p>
          </table:table-cell>
          <table:table-cell office:value-type="string">
            <text:p>Garcia</text:p>
          </table:table-cell>
          <table:table-cell office:value-type="string">
            <text:p>Rodriguez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Leo</text:p>
          </table:table-cell>
          <table:table-cell office:value-type="string">
            <text:p>789EnviosRolon789</text:p>
          </table:table-cell>
          <table:table-cell office:value-type="string">
            <text:p>Rodriguez</text:p>
          </table:table-cell>
          <table:table-cell office:value-type="string">
            <text:p>Rolon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huchito</text:p>
          </table:table-cell>
          <table:table-cell office:value-type="string">
            <text:p>123DHL123</text:p>
          </table:table-cell>
          <table:table-cell office:value-type="string">
            <text:p>De la Cruz</text:p>
          </table:table-cell>
          <table:table-cell office:value-type="string">
            <text:p>De Dios</text:p>
          </table:table-cell>
        </table:table-row>
      </table:table>
      <table:table table:name="tienda">
        <table:table-row>
          <table:table-cell office:value-type="float" office:value="1">
            <text:p>1</text:p>
          </table:table-cell>
          <table:table-cell office:value-type="string">
            <text:p>Hamburguesas Leos</text:p>
          </table:table-cell>
          <table:table-cell office:value-type="string">
            <text:p>Mexico</text:p>
          </table:table-cell>
          <table:table-cell office:value-type="string">
            <text:p>Tabasco</text:p>
          </table:table-cell>
          <table:table-cell office:value-type="string">
            <text:p>Indeco</text:p>
          </table:table-cell>
          <table:table-cell office:value-type="string">
            <text:p>$2y$12$vNjghxx/.NQ12wo5e1n1f.7WC3hBYrOqx2xl3rZzBFCgavGp74Hhu</text:p>
          </table:table-cell>
          <table:table-cell office:value-type="string">
            <text:p>Chuchi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Quesadillas Garcia</text:p>
          </table:table-cell>
          <table:table-cell office:value-type="string">
            <text:p>Mexico</text:p>
          </table:table-cell>
          <table:table-cell office:value-type="string">
            <text:p>Tabasco</text:p>
          </table:table-cell>
          <table:table-cell office:value-type="string">
            <text:p>Gaviotas</text:p>
          </table:table-cell>
          <table:table-cell office:value-type="string">
            <text:p>$2y$12$w/ruikdGIJQScm0e3Vm1HeQMgPnJf9hGJj1yL7RJ27Eeh/H2ZKVcm</text:p>
          </table:table-cell>
          <table:table-cell office:value-type="string">
            <text:p>Di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Dulceria LOL</text:p>
          </table:table-cell>
          <table:table-cell office:value-type="string">
            <text:p>Colombia</text:p>
          </table:table-cell>
          <table:table-cell office:value-type="string">
            <text:p>colombiano</text:p>
          </table:table-cell>
          <table:table-cell office:value-type="string">
            <text:p>Huachicol</text:p>
          </table:table-cell>
          <table:table-cell office:value-type="string">
            <text:p>$2y$12$dK/295QWj4DAmLZt8/t58OVUBOlFK/SWfPr.YXFId39FtGI/WYPtq</text:p>
          </table:table-cell>
          <table:table-cell office:value-type="string">
            <text:p>Chuchin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7</meta:generator>
    <meta:initial-creator>phpMyAdmin 4.7.7</meta:initial-creator>
    <meta:creation-date>2019-04-02T05:35:35</meta:creation-date>
  </office:meta>
</office:document-meta>
</file>